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13C83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ucida Sans Typewriter1" svg:font-family="'Lucida Sans Typewriter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7944in" fo:margin-left="0in" fo:margin-right="-0.1021in" table:align="margins"/>
    </style:style>
    <style:style style:name="Таблица10.A" style:family="table-column">
      <style:table-column-properties style:column-width="1.4403in" style:rel-column-width="13892*"/>
    </style:style>
    <style:style style:name="Таблица10.B" style:family="table-column">
      <style:table-column-properties style:column-width="0.0403in" style:rel-column-width="388*"/>
    </style:style>
    <style:style style:name="Таблица10.J" style:family="table-column">
      <style:table-column-properties style:column-width="0.3208in" style:rel-column-width="3094*"/>
    </style:style>
    <style:style style:name="Таблица10.K" style:family="table-column">
      <style:table-column-properties style:column-width="4.7118in" style:rel-column-width="45445*"/>
    </style:style>
    <style:style style:name="Таблица10.1" style:family="table-row">
      <style:table-row-properties style:min-row-height="9.7313in"/>
    </style:style>
    <style:style style:name="Таблица10.A1" style:family="table-cell">
      <style:table-cell-properties fo:padding="0in" fo:border="none"/>
    </style:style>
    <style:style style:name="Таблица10.B1" style:family="table-cell">
      <style:table-cell-properties fo:padding="0.0201in" fo:border-left="0.5pt solid #000000" fo:border-right="none" fo:border-top="none" fo:border-bottom="none"/>
    </style:style>
    <style:style style:name="Таблица10.I1" style:family="table-cell">
      <style:table-cell-properties fo:padding="0.0201in" fo:border-left="0.5pt solid #000000" fo:border-right="0.5pt solid #000000" fo:border-top="none" fo:border-bottom="none"/>
    </style:style>
    <style:style style:name="Таблица11" style:family="table">
      <style:table-properties style:width="2.7944in" fo:margin-left="0.0979in" fo:margin-right="1.8194in" table:align="margins"/>
    </style:style>
    <style:style style:name="Таблица11.A" style:family="table-column">
      <style:table-column-properties style:column-width="1.1986in" style:rel-column-width="28114*"/>
    </style:style>
    <style:style style:name="Таблица11.B" style:family="table-column">
      <style:table-column-properties style:column-width="1.5958in" style:rel-column-width="37421*"/>
    </style:style>
    <style:style style:name="Таблица11.A1" style:family="table-cell">
      <style:table-cell-properties fo:padding="0.0382in" fo:border-left="none" fo:border-right="none" fo:border-top="none" fo:border-bottom="0.5pt solid #000000"/>
    </style:style>
    <style:style style:name="Таблица11.B1" style:family="table-cell">
      <style:table-cell-properties fo:padding="0.0382in" fo:border-left="0.5pt solid #000000" fo:border-right="none" fo:border-top="none" fo:border-bottom="0.5pt solid #000000"/>
    </style:style>
    <style:style style:name="Таблица11.A2" style:family="table-cell">
      <style:table-cell-properties fo:padding="0.0382in" fo:border="none"/>
    </style:style>
    <style:style style:name="Таблица11.B2" style:family="table-cell">
      <style:table-cell-properties fo:padding="0.0382in" fo:border-left="0.5pt solid #000000" fo:border-right="none" fo:border-top="none" fo:border-bottom="none"/>
    </style:style>
    <style:style style:name="Table3" style:family="table">
      <style:table-properties style:width="6.684in" fo:margin-left="0.0028in" fo:margin-right="0.0056in" table:align="margins" style:writing-mode="lr-tb"/>
    </style:style>
    <style:style style:name="Table3.A" style:family="table-column">
      <style:table-column-properties style:column-width="1.8056in" style:rel-column-width="17702*"/>
    </style:style>
    <style:style style:name="Table3.B" style:family="table-column">
      <style:table-column-properties style:column-width="1.0104in" style:rel-column-width="9906*"/>
    </style:style>
    <style:style style:name="Table3.C" style:family="table-column">
      <style:table-column-properties style:column-width="3.8681in" style:rel-column-width="37927*"/>
    </style:style>
    <style:style style:name="Table3.1" style:family="table-row">
      <style:table-row-properties style:min-row-height="0.259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C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3.B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.C5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4" style:family="table">
      <style:table-properties style:width="6.684in" fo:margin-left="0.0028in" fo:margin-right="0.0056in" table:align="margins" style:writing-mode="lr-tb"/>
    </style:style>
    <style:style style:name="Table4.A" style:family="table-column">
      <style:table-column-properties style:column-width="1.8056in" style:rel-column-width="17702*"/>
    </style:style>
    <style:style style:name="Table4.B" style:family="table-column">
      <style:table-column-properties style:column-width="1.0104in" style:rel-column-width="9906*"/>
    </style:style>
    <style:style style:name="Table4.C" style:family="table-column">
      <style:table-column-properties style:column-width="1.934in" style:rel-column-width="18963*"/>
    </style:style>
    <style:style style:name="Table4.D" style:family="table-column">
      <style:table-column-properties style:column-width="1.934in" style:rel-column-width="18964*"/>
    </style:style>
    <style:style style:name="Table4.1" style:family="table-row">
      <style:table-row-properties style:min-row-height="0.1292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3" style:family="table-row">
      <style:table-row-properties style:min-row-height="0.259in" fo:keep-together="auto"/>
    </style:style>
    <style:style style:name="Table4.B3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D3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1" style:family="table">
      <style:table-properties style:width="6.684in" fo:margin-left="0.0028in" fo:margin-right="0.0056in" table:align="margins" style:writing-mode="lr-tb"/>
    </style:style>
    <style:style style:name="Table1.A" style:family="table-column">
      <style:table-column-properties style:column-width="0.9118in" style:rel-column-width="8939*"/>
    </style:style>
    <style:style style:name="Table1.B" style:family="table-column">
      <style:table-column-properties style:column-width="1.0326in" style:rel-column-width="10124*"/>
    </style:style>
    <style:style style:name="Table1.C" style:family="table-column">
      <style:table-column-properties style:column-width="4.7396in" style:rel-column-width="464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2" style:family="table">
      <style:table-properties style:width="6.684in" fo:margin-left="0.0028in" fo:margin-right="0.0056in" table:align="margins" style:writing-mode="lr-tb"/>
    </style:style>
    <style:style style:name="Table2.A" style:family="table-column">
      <style:table-column-properties style:column-width="0.9118in" style:rel-column-width="8939*"/>
    </style:style>
    <style:style style:name="Table2.B" style:family="table-column">
      <style:table-column-properties style:column-width="1.0326in" style:rel-column-width="10124*"/>
    </style:style>
    <style:style style:name="Table2.C" style:family="table-column">
      <style:table-column-properties style:column-width="4.7396in" style:rel-column-width="4647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style:snap-to-layout-grid="false"/>
      <style:text-properties fo:language="en" fo:country="US"/>
    </style:style>
    <style:style style:name="P5" style:family="paragraph" style:parent-style-name="Standard">
      <style:paragraph-properties fo:text-align="start" style:justify-single-word="false" style:snap-to-layout-grid="false"/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 Black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 style:snap-to-layout-grid="false"/>
    </style:style>
    <style:style style:name="P10" style:family="paragraph" style:parent-style-name="Table_20_Heading">
      <style:paragraph-properties fo:margin-left="0in" fo:margin-right="0in" fo:text-indent="0in" style:auto-text-indent="false"/>
    </style:style>
    <style:style style:name="P11" style:family="paragraph" style:parent-style-name="Table_20_Heading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Text_20_body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Код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</style:style>
    <style:style style:name="P19" style:family="paragraph" style:parent-style-name="Standard">
      <style:paragraph-properties fo:margin-left="0.0783in" fo:margin-right="0in" fo:text-align="center" style:justify-single-word="false" fo:text-indent="0in" style:auto-text-indent="false" style:text-autospace="none" style:snap-to-layout-grid="false"/>
    </style:style>
    <style:style style:name="P20" style:family="paragraph" style:parent-style-name="Text_20_body">
      <style:paragraph-properties fo:margin-top="0in" fo:margin-bottom="0in"/>
    </style:style>
    <style:style style:name="P21" style:family="paragraph" style:parent-style-name="Text_20_body">
      <style:paragraph-properties fo:margin-left="0.9846in" fo:margin-right="0in" fo:text-indent="0in" style:auto-text-indent="false"/>
    </style:style>
    <style:style style:name="P22" style:family="paragraph" style:parent-style-name="Text_20_body">
      <style:paragraph-properties fo:margin-left="1.4772in" fo:margin-right="0in" fo:text-indent="0in" style:auto-text-indent="false"/>
    </style:style>
    <style:style style:name="P23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  <style:text-properties fo:language="en" fo:country="US"/>
    </style:style>
    <style:style style:name="P24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0783in" fo:margin-right="0in" fo:text-align="center" style:justify-single-word="false" fo:text-indent="0in" style:auto-text-indent="false" style:text-autospace="none" style:snap-to-layout-grid="false"/>
    </style:style>
    <style:style style:name="P2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snap-to-layout-grid="false"/>
      <style:text-properties fo:language="en" fo:country="US"/>
    </style:style>
    <style:style style:name="P29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Text_20_body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Text_20_body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list-style-name="L6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Text_20_body" style:list-style-name="L7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Text_20_body" style:list-style-name="L9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11"/>
    <style:style style:name="P42" style:family="paragraph" style:parent-style-name="Heading_20_1" style:list-style-name="Numbering_20_1">
      <style:paragraph-properties fo:break-before="page"/>
      <style:text-properties style:text-underline-style="none"/>
    </style:style>
    <style:style style:name="P43" style:family="paragraph" style:parent-style-name="Heading_20_1" style:master-page-name="">
      <style:paragraph-properties style:page-number="auto" fo:break-before="page"/>
    </style:style>
    <style:style style:name="P44" style:family="paragraph" style:parent-style-name="Heading_20_2" style:list-style-name="Numbering_20_1"/>
    <style:style style:name="P45" style:family="paragraph" style:parent-style-name="Heading_20_2" style:list-style-name="Numbering_20_2" style:master-page-name="">
      <style:paragraph-properties style:page-number="auto" fo:break-before="auto" fo:break-after="auto" style:shadow="none"/>
    </style:style>
    <style:style style:name="P46" style:family="paragraph" style:parent-style-name="Heading_20_2" style:list-style-name="Numbering_20_1" style:master-page-name="">
      <style:paragraph-properties style:page-number="auto" fo:break-before="page"/>
    </style:style>
    <style:style style:name="P47" style:family="paragraph" style:parent-style-name="Код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8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>БК-0012</text:p>
            <text:p text:style-name="P15"/>
            <text:p text:style-name="P15">Архитектура системы</text:p>
            <text:p text:style-name="P15"/>
            <text:p text:style-name="P15">Спецификация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11">Ревизия</text:p>
                </table:table-cell>
                <table:table-cell table:style-name="Таблица11.B1" office:value-type="string">
                  <text:p text:style-name="P10">Дата</text:p>
                </table:table-cell>
              </table:table-row>
              <table:table-row>
                <table:table-cell table:style-name="Таблица11.A2" office:value-type="string">
                  <text:p text:style-name="P12">A0</text:p>
                </table:table-cell>
                <table:table-cell table:style-name="Таблица11.B2" office:value-type="string">
                  <text:p text:style-name="P12">11 апреля 2013 г.</text:p>
                </table:table-cell>
              </table:table-row>
            </table:table>
            <text:p text:style-name="P13"/>
            <text:p text:style-name="P13"/>
            <text:p text:style-name="P13"/>
            <text:p text:style-name="P13"/>
            <text:p text:style-name="P13">Авторы:</text:p>
            <text:p text:style-name="P21">Назим Имамов</text:p>
            <text:p text:style-name="P21">Сергей Вакуленко</text:p>
            <text:p text:style-name="P21"/>
            <text:p text:style-name="P22"/>
          </table:table-cell>
        </table:table-row>
      </table:table>
      <text:list xml:id="list79164820" text:style-name="Numbering_20_1">
        <text:list-item>
          <text:p text:style-name="Heading_20_1"><text:soft-page-break/>Назначение</text:p>
        </text:list-item>
      </text:list>
      <text:p text:style-name="P29">Цель проекта — создание аппаратной платформы, повторяющей и расширяющей архитектуру компьютера БК-0011М.</text:p>
      <text:p text:style-name="P29">Миссия проекта:</text:p>
      <text:list xml:id="list791648201" text:style-name="L1">
        <text:list-item>
          <text:p text:style-name="P30">Удовлетворение интересов коллекционеров и фанатов БК.</text:p>
        </text:list-item>
        <text:list-item>
          <text:p text:style-name="P30">Поддержка популярности системы команд PDP-11 в более современном формате.</text:p>
        </text:list-item>
        <text:list-item>
          <text:p text:style-name="P30">Реализация современного нативного бытового компьютера в виде конструктора, что позволит привлекать к нему интерес начинающих схемотехников, стимулировать интереса начинающих программистов к реальному "железу", не скрытому высокоуровневыми абстракциями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15256839611" text:style-name="L2">
        <text:list-item>
          <text:p text:style-name="P39"><text:span text:style-name="T1">Обязательное сохранение </text:span><text:span text:style-name="Strong_20_Emphasis"><text:span text:style-name="T1">полной</text:span></text:span><text:span text:style-name="T1"> обратной совместимости, как программной, так и аппаратной - по всем разъемам и выводам с оригинальной БК0011М. </text:span></text:p>
        </text:list-item>
        <text:list-item>
          <text:p text:style-name="P31">Сохранение возможности загрузки с магнитофона. </text:p>
        </text:list-item>
        <text:list-item>
          <text:p text:style-name="P31">Выбор по возможности микросхем в планарных корпусах для поверхностного монтажа (BGA использовать не желательно).</text:p>
        </text:list-item>
        <text:list-item>
          <text:p text:style-name="P31">Максимально возможная элегантность и простота нового схемотехнического решения, доступность элементной базы.</text:p>
        </text:list-item>
        <text:list-item>
          <text:p text:style-name="P31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31">Подробная техническая документация;</text:p>
        </text:list-item>
        <text:list-item>
          <text:p text:style-name="P31">Полная открытость проекта.</text:p>
        </text:list-item>
      </text:list>
      <text:p text:style-name="Text_20_body"><text:span text:style-name="Strong_20_Emphasis"><text:span text:style-name="T1">Основные архитектурные решения:</text:span></text:span></text:p>
      <text:list xml:id="list13106206341" text:style-name="L3">
        <text:list-item>
          <text:p text:style-name="P40"><text:span text:style-name="Strong_20_Emphasis"><text:span text:style-name="T1">Реализация логики процессора и части периферии - на базе современной ПЛИС (FPGA). <text:s/>В текущей версии используется Altera EP3C16Q240.</text:span></text:span></text:p>
        </text:list-item>
        <text:list-item>
          <text:p text:style-name="P40"><text:span text:style-name="Strong_20_Emphasis"><text:span text:style-name="T1">Процессор поддерживает несколько режимов работы, для совместимости с 1801ВМ1, 1836ВМ3 и PDP-11/70.</text:span></text:span></text:p>
        </text:list-item>
        <text:list-item>
          <text:p text:style-name="P40"><text:span text:style-name="Strong_20_Emphasis"><text:span text:style-name="T1">Два режима скорости процессора: режим полного быстродействия и режим эмуляции быстродействия оригинальной БК0011М. По умолчанию работает последний, переключение между режимами осуществляется как программно, так и аппаратно - замыканием контактов.</text:span></text:span></text:p>
        </text:list-item>
        <text:list-item>
          <text:p text:style-name="P40"><text:span text:style-name="Strong_20_Emphasis"><text:span text:style-name="T1">Динамическая память SDRAM Micron MT48LC16M16A2P-75 (32Мбайт, 16 разрядов) обеспечивает до 4Мбайт адресуемой памяти для процессора, <text:s/>а также память под видеобуферы.</text:span></text:span></text:p>
        </text:list-item>
        <text:list-item>
          <text:p text:style-name="P40"><text:span text:style-name="Strong_20_Emphasis"><text:span text:style-name="T1">В качестве ПЗУ используется Flash-память.</text:span></text:span></text:p>
        </text:list-item>
        <text:list-item>
          <text:p text:style-name="P40"><text:span text:style-name="Strong_20_Emphasis"><text:span text:style-name="T1">Контроллеры жесткого и флоппи-диска интегрированы в ПЛИС.</text:span></text:span></text:p>
        </text:list-item>
        <text:list-item>
          <text:p text:style-name="P40"><text:span text:style-name="Strong_20_Emphasis"><text:span text:style-name="T1">Релизован</text:span></text:span><text:span text:style-name="T1"> музыкальный сопроцессор AY8910 (в виде отдельной микросхемы или внутри ПЛИС).</text:span></text:p>
        </text:list-item>
        <text:list-item>
          <text:p text:style-name="P32">Установлен таймер реального времени и разъем батареи питания для него.</text:p>
        </text:list-item>
        <text:list-item>
          <text:p text:style-name="P32">Контроллер прерываний интегрирован в ПЛИС для реализации аппаратной поддержки многозадачности.</text:p>
        </text:list-item>
        <text:list-item>
          <text:p text:style-name="P32">Формат основной платы в стандарте Mini-IXT. </text:p>
        </text:list-item>
      </text:list>
      <text:list xml:id="list1798905466" text:continue-list="list79164820" text:style-name="Numbering_20_1">
        <text:list-item>
          <text:list>
            <text:list-item>
              <text:p text:style-name="P42">Внешние интерфейсы</text:p>
            </text:list-item>
          </text:list>
        </text:list-item>
      </text:list>
      <text:p text:style-name="P29"><text:line-break/>Видеоадаптер:</text:p>
      <text:list xml:id="list15856088491" text:style-name="L4">
        <text:list-item>
          <text:p text:style-name="P33">Графические режимы 512*256, 640*480, 800*600 с переключаемой цветностью 8/16/24 бит.</text:p>
        </text:list-item>
        <text:list-item>
          <text:p text:style-name="P33">Видеовыход как в виде RGB, так и в виде DVI + цветной композит (тюльпан).</text:p>
        </text:list-item>
      </text:list>
      <text:p text:style-name="P29">Клавиатура:</text:p>
      <text:list xml:id="list1092696944" text:style-name="L5">
        <text:list-item>
          <text:p text:style-name="P34">Интерфейс для стандартной клавиатуры PS/2, с отображением в новый регистр и дублированием в старый для совместимости.</text:p>
        </text:list-item>
      </text:list>
      <text:p text:style-name="P29">Мышь:</text:p>
      <text:list xml:id="list318723917" text:style-name="L6">
        <text:list-item>
          <text:p text:style-name="P35">Интерфейс для стандартной мыши PS/2, с дублированием её состояния на порт УП аналогично подключенной к БК мыши "Марсианка", а также в новый регистр.</text:p>
        </text:list-item>
      </text:list>
      <text:p text:style-name="P29">Звук:</text:p>
      <text:list xml:id="list1608705631" text:style-name="L7">
        <text:list-item>
          <text:p text:style-name="P36">Интеграция современного звукового ЦАП с аппаратной поддержкой mp3. Выход звука AY и нового звукового чипа желательно свести в один.</text:p>
        </text:list-item>
      </text:list>
      <text:p text:style-name="P29">COM:</text:p>
      <text:list xml:id="list1035215581" text:continue-list="list13106206341" text:style-name="L3">
        <text:list-item>
          <text:p text:style-name="P40"><text:span text:style-name="T1">Последовательный асинхронный порт, совместимый со стандартной реализацией на </text:span><text:span text:style-name="Strong_20_Emphasis"><text:span text:style-name="T1">1801ВП1-065</text:span></text:span><text:span text:style-name="T1">, корректно определяемый в </text:span><text:span text:style-name="Strong_20_Emphasis"><text:span text:style-name="T1">ОС БК.</text:span></text:span></text:p>
        </text:list-item>
        <text:list-item>
          <text:p text:style-name="P40"><text:span text:style-name="Strong_20_Emphasis"><text:span text:style-name="T1">Интерфейс RS-232.</text:span></text:span></text:p>
        </text:list-item>
      </text:list>
      <text:p text:style-name="P29">USB:</text:p>
      <text:list xml:id="list102122608" text:continue-numbering="true" text:style-name="L3">
        <text:list-item>
          <text:p text:style-name="P32">USB 2.0 на базе микропроцессора PIC32MX675F512L-80I/PT.</text:p>
        </text:list-item>
        <text:list-item>
          <text:p text:style-name="P32">Режим хост.</text:p>
        </text:list-item>
        <text:list-item>
          <text:p text:style-name="P32">Скорость <text:s/>2 Мбит/сек</text:p>
        </text:list-item>
      </text:list>
      <text:p text:style-name="P29">Сеть:</text:p>
      <text:list xml:id="list2100879610" text:continue-numbering="true" text:style-name="L3">
        <text:list-item>
          <text:p text:style-name="P32">Порт Ethernet на базе микропроцессора PIC32MX675F512L-80I/PT.</text:p>
        </text:list-item>
        <text:list-item>
          <text:p text:style-name="P32">Скорость 10Мбит/сек.</text:p>
        </text:list-item>
      </text:list>
      <text:p text:style-name="P29">Порт МПИ:</text:p>
      <text:list xml:id="list1646089112" text:style-name="L9">
        <text:list-item>
          <text:p text:style-name="P37">Стандарт Qbus.</text:p>
        </text:list-item>
        <text:list-item>
          <text:p text:style-name="P37">Разъём: 2 x IDC50.</text:p>
        </text:list-item>
      </text:list>
      <text:p text:style-name="P29">Порт УП:</text:p>
      <text:list xml:id="list1148641029" text:style-name="L10">
        <text:list-item>
          <text:p text:style-name="P38">Сигналы ввода-вывода общего назначения.</text:p>
        </text:list-item>
        <text:list-item>
          <text:p text:style-name="P38">Стандарт TTL 3.3V.</text:p>
        </text:list-item>
      </text:list>
      <text:p text:style-name="Text_20_body"/>
      <text:p text:style-name="P20"/>
      <text:p text:style-name="Text_20_body"/>
      <text:p text:style-name="Text_20_body"/>
      <text:p text:style-name="Text_20_body"/>
      <text:list xml:id="list1250112320" text:continue-list="list1798905466" text:style-name="Numbering_20_1">
        <text:list-item>
          <text:p text:style-name="P43">Адресация памяти</text:p>
        </text:list-item>
      </text:list>
      <text:p text:style-name="Text_20_body">Распределение памяти процессора зависит от режима работы. <text:s/>Режим переключается (как? TODO).</text:p>
      <text:p text:style-name="Text_20_body">Предусмотрены следующие режимы:</text:p>
      <text:list xml:id="list1490870939" text:style-name="L11">
        <text:list-item>
          <text:p text:style-name="P41">БК-0011М с контроллером диска</text:p>
        </text:list-item>
        <text:list-item>
          <text:p text:style-name="P41">PDP-11/70</text:p>
        </text:list-item>
      </text:list>
      <text:p text:style-name="Text_20_body">В режиме БК-0011М должно функционировать без изменений всё традиционное программное обеспечение, включая операционные системы ANDOS, MK-DOS, CSI-DOS, BKUNIX и другие. <text:s/>Адресуемый объём ОЗУ — 128 кбайт.</text:p>
      <text:p text:style-name="Text_20_body">Режим PDP-11/70 предназначен для операционных систем 2.11BSD и Демос-ДВК, а также для программного обеспечения от «Электроники-60». <text:s/>Адресуемый объём ОЗУ — 4 Мбайт.</text:p>
      <text:list xml:id="list941536196" text:continue-list="list1250112320" text:style-name="Numbering_20_1">
        <text:list-item>
          <text:list>
            <text:list-item>
              <text:p text:style-name="P44">Адресация в режиме БК-0011М</text:p>
            </text:list-item>
          </text:list>
        </text:list-item>
      </text:list>
      <text:p text:style-name="Text_20_body">Карта памяти: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7">Раздел</text:p>
            </table:table-cell>
            <table:table-cell table:style-name="Table3.A1" office:value-type="string">
              <text:p text:style-name="P7">Размер</text:p>
            </table:table-cell>
            <table:table-cell table:style-name="Table3.C1" office:value-type="string">
              <text:p text:style-name="P17">Диапазон адресов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9">ОЗУ, страница 0</text:p>
          </table:table-cell>
          <table:table-cell table:style-name="Table3.B2" office:value-type="string">
            <text:p text:style-name="P2">16к</text:p>
          </table:table-cell>
          <table:table-cell table:style-name="Table3.C2" office:value-type="string">
            <text:p text:style-name="P19">000000-037777</text:p>
          </table:table-cell>
        </table:table-row>
        <table:table-row table:style-name="Table3.1">
          <table:table-cell table:style-name="Table3.A2" office:value-type="string">
            <text:p text:style-name="P9">ОЗУ, страница 0-7</text:p>
          </table:table-cell>
          <table:table-cell table:style-name="Table3.B2" office:value-type="string">
            <text:p text:style-name="P2">16к</text:p>
          </table:table-cell>
          <table:table-cell table:style-name="Table3.C2" office:value-type="string">
            <text:p text:style-name="P19">040000-077777</text:p>
          </table:table-cell>
        </table:table-row>
        <table:table-row table:style-name="Table3.1">
          <table:table-cell table:style-name="Table3.A2" office:value-type="string">
            <text:p text:style-name="P9">ОЗУ, страница 0-7 или</text:p>
            <text:p text:style-name="P9">ПЗУ «Бейсик»</text:p>
          </table:table-cell>
          <table:table-cell table:style-name="Table3.B2" office:value-type="string">
            <text:p text:style-name="P2">16к</text:p>
          </table:table-cell>
          <table:table-cell table:style-name="Table3.C2" office:value-type="string">
            <text:p text:style-name="P19">100000-137777</text:p>
          </table:table-cell>
        </table:table-row>
        <table:table-row table:style-name="Table3.1">
          <table:table-cell table:style-name="Table3.A1" office:value-type="string">
            <text:p text:style-name="P5">Системное ПЗУ</text:p>
          </table:table-cell>
          <table:table-cell table:style-name="Table3.B5" office:value-type="string">
            <text:p text:style-name="P2">8к</text:p>
          </table:table-cell>
          <table:table-cell table:style-name="Table3.C5" office:value-type="string">
            <text:p text:style-name="P18">140000-157777</text:p>
          </table:table-cell>
        </table:table-row>
        <table:table-row table:style-name="Table3.1">
          <table:table-cell table:style-name="Table3.A2" office:value-type="string">
            <text:p text:style-name="P5">ПЗУ контроллера диска</text:p>
          </table:table-cell>
          <table:table-cell table:style-name="Table3.B2" office:value-type="string">
            <text:p text:style-name="P3">8к-512</text:p>
          </table:table-cell>
          <table:table-cell table:style-name="Table3.C2" office:value-type="string">
            <text:p text:style-name="P18">160000-176777</text:p>
          </table:table-cell>
        </table:table-row>
        <table:table-row table:style-name="Table3.1">
          <table:table-cell table:style-name="Table3.A2" office:value-type="string">
            <text:p text:style-name="P9">Системные регистры</text:p>
          </table:table-cell>
          <table:table-cell table:style-name="Table3.B2" office:value-type="string">
            <text:p text:style-name="P3">512 байт</text:p>
          </table:table-cell>
          <table:table-cell table:style-name="Table3.C2" office:value-type="string">
            <text:p text:style-name="P23">177000-177777</text:p>
          </table:table-cell>
        </table:table-row>
      </table:table>
      <text:p text:style-name="Text_20_body"/>
      <text:p text:style-name="Text_20_body">Адреса регистров: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7">Адрес</text:p>
            </table:table-cell>
            <table:table-cell table:style-name="Table2.A1" office:value-type="string">
              <text:p text:style-name="P7">Разрядность,</text:p>
              <text:p text:style-name="P6">доступ</text:p>
            </table:table-cell>
            <table:table-cell table:style-name="Table2.C1" office:value-type="string">
              <text:p text:style-name="P7">Регистр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>177130</text:p>
          </table:table-cell>
          <table:table-cell table:style-name="Table2.B2" office:value-type="string">
            <text:p text:style-name="P4">16, R/W</text:p>
          </table:table-cell>
          <table:table-cell table:style-name="Table2.C2" office:value-type="string">
            <text:p text:style-name="P4">РУКД – управление контроллером диска</text:p>
          </table:table-cell>
        </table:table-row>
        <table:table-row table:style-name="Table2.1">
          <table:table-cell table:style-name="Table2.A2" office:value-type="string">
            <text:p text:style-name="P16">177132</text:p>
          </table:table-cell>
          <table:table-cell table:style-name="Table2.B2" office:value-type="string">
            <text:p text:style-name="P4">16, R/W</text:p>
          </table:table-cell>
          <table:table-cell table:style-name="Table2.C2" office:value-type="string">
            <text:p text:style-name="P4">РДКД – данные контроллера диска</text:p>
          </table:table-cell>
        </table:table-row>
        <table:table-row table:style-name="Table2.1">
          <table:table-cell table:style-name="Table2.A2" office:value-type="string">
            <text:p text:style-name="P16">177660</text:p>
          </table:table-cell>
          <table:table-cell table:style-name="Table2.B2" office:value-type="string">
            <text:p text:style-name="P4">16, R</text:p>
          </table:table-cell>
          <table:table-cell table:style-name="Table2.C2" office:value-type="string">
            <text:p text:style-name="P4">РСК – состояние клавиатуры</text:p>
          </table:table-cell>
        </table:table-row>
        <table:table-row table:style-name="Table2.1">
          <table:table-cell table:style-name="Table2.A2" office:value-type="string">
            <text:p text:style-name="P16">177662</text:p>
          </table:table-cell>
          <table:table-cell table:style-name="Table2.B2" office:value-type="string">
            <text:p text:style-name="P4">16, R</text:p>
          </table:table-cell>
          <table:table-cell table:style-name="Table2.C2" office:value-type="string">
            <text:p text:style-name="P4">РДК – данные клавиатуры</text:p>
          </table:table-cell>
        </table:table-row>
        <table:table-row table:style-name="Table2.1">
          <table:table-cell table:style-name="Table2.A2" office:value-type="string">
            <text:p text:style-name="P16">177664</text:p>
          </table:table-cell>
          <table:table-cell table:style-name="Table2.B2" office:value-type="string">
            <text:p text:style-name="P4">16, R/W</text:p>
          </table:table-cell>
          <table:table-cell table:style-name="Table2.C2" office:value-type="string">
            <text:p text:style-name="P4">РСЭ – смещение окрана</text:p>
          </table:table-cell>
        </table:table-row>
        <table:table-row table:style-name="Table2.1">
          <table:table-cell table:style-name="Table2.A2" office:value-type="string">
            <text:p text:style-name="P16">177714</text:p>
          </table:table-cell>
          <table:table-cell table:style-name="Table2.B2" office:value-type="string">
            <text:p text:style-name="P4">16, R/W</text:p>
          </table:table-cell>
          <table:table-cell table:style-name="Table2.C2" office:value-type="string">
            <text:p text:style-name="P4">РПВВ – порт ввода-вывода</text:p>
          </table:table-cell>
        </table:table-row>
        <table:table-row table:style-name="Table2.1">
          <table:table-cell table:style-name="Table2.A2" office:value-type="string">
            <text:p text:style-name="P16">177716</text:p>
          </table:table-cell>
          <table:table-cell table:style-name="Table2.B2" office:value-type="string">
            <text:p text:style-name="P4">16, R/W</text:p>
          </table:table-cell>
          <table:table-cell table:style-name="Table2.C2" office:value-type="string">
            <text:p text:style-name="P4">РСП – системный порт</text:p>
          </table:table-cell>
        </table:table-row>
      </table:table>
      <text:p text:style-name="Text_20_body"/>
      <text:list xml:id="list543774174" text:continue-numbering="true" text:style-name="Numbering_20_1">
        <text:list-item>
          <text:list>
            <text:list-item>
              <text:p text:style-name="P46">Адресация в режиме PDP-11/70</text:p>
            </text:list-item>
          </text:list>
        </text:list-item>
      </text:list>
      <text:p text:style-name="Text_20_body">Карта памяти: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table:number-rows-spanned="2" office:value-type="string">
              <text:p text:style-name="P7">Раздел</text:p>
            </table:table-cell>
            <table:table-cell table:style-name="Table4.A1" table:number-rows-spanned="2" office:value-type="string">
              <text:p text:style-name="P7">Размер</text:p>
            </table:table-cell>
            <table:table-cell table:style-name="Table4.C1" table:number-columns-spanned="2" office:value-type="string">
              <text:p text:style-name="P17">Диапазон адресов</text:p>
            </table:table-cell>
            <table:covered-table-cell/>
          </table:table-row>
        </table:table-header-rows>
        <table:table-row table:style-name="Table4.1">
          <table:covered-table-cell/>
          <table:covered-table-cell/>
          <table:table-cell table:style-name="Table4.A2" office:value-type="string">
            <text:p text:style-name="P17">Виртуальный</text:p>
          </table:table-cell>
          <table:table-cell table:style-name="Table4.D2" office:value-type="string">
            <text:p text:style-name="P17">Физический при старте</text:p>
          </table:table-cell>
        </table:table-row>
        <table:table-row table:style-name="Table4.3">
          <table:table-cell table:style-name="Table4.A2" office:value-type="string">
            <text:p text:style-name="P9">ОЗУ, страницы 0-6</text:p>
          </table:table-cell>
          <table:table-cell table:style-name="Table4.B3" office:value-type="string">
            <text:p text:style-name="P2">56к</text:p>
          </table:table-cell>
          <table:table-cell table:style-name="Table4.B3" office:value-type="string">
            <text:p text:style-name="P19">000000-157777</text:p>
          </table:table-cell>
          <table:table-cell table:style-name="Table4.D3" office:value-type="string">
            <text:p text:style-name="P19">00000000-00157777</text:p>
          </table:table-cell>
        </table:table-row>
        <table:table-row table:style-name="Table4.3">
          <table:table-cell table:style-name="Table4.A2" office:value-type="string">
            <text:p text:style-name="P5">Системные регистры</text:p>
          </table:table-cell>
          <table:table-cell table:style-name="Table4.B3" office:value-type="string">
            <text:p text:style-name="P3">8к</text:p>
          </table:table-cell>
          <table:table-cell table:style-name="Table4.B3" office:value-type="string">
            <text:p text:style-name="P18">160000-177777</text:p>
          </table:table-cell>
          <table:table-cell table:style-name="Table4.D3" office:value-type="string">
            <text:p text:style-name="P19">17760000-17777777</text:p>
          </table:table-cell>
        </table:table-row>
      </table:table>
      <text:p text:style-name="Standard"/>
      <text:p text:style-name="Text_20_body">Адреса регистров: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>Адрес</text:p>
            </table:table-cell>
            <table:table-cell table:style-name="Table1.A1" office:value-type="string">
              <text:p text:style-name="P7">Разрядность,</text:p>
              <text:p text:style-name="P6">доступ</text:p>
            </table:table-cell>
            <table:table-cell table:style-name="Table1.C1" office:value-type="string">
              <text:p text:style-name="P7">Регистр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6">172140</text:p>
          </table:table-cell>
          <table:table-cell table:style-name="Table1.B2" office:value-type="string">
            <text:p text:style-name="P4">16, R/W</text:p>
          </table:table-cell>
          <table:table-cell table:style-name="Table1.C2" office:value-type="string">
            <text:p text:style-name="P4">MY – контроллер флоппи-диска для ДВК (нужен ли? TODO)</text:p>
          </table:table-cell>
        </table:table-row>
        <table:table-row table:style-name="Table1.1">
          <table:table-cell table:style-name="Table1.A2" office:value-type="string">
            <text:p text:style-name="P16">174000</text:p>
          </table:table-cell>
          <table:table-cell table:style-name="Table1.B2" office:value-type="string">
            <text:p text:style-name="P4">16, R/W</text:p>
          </table:table-cell>
          <table:table-cell table:style-name="Table1.C2" office:value-type="string">
            <text:p text:style-name="P4">DW – контроллер жесткого диска для ДВК</text:p>
          </table:table-cell>
        </table:table-row>
        <table:table-row table:style-name="Table1.1">
          <table:table-cell table:style-name="Table1.A2" office:value-type="string">
            <text:p text:style-name="P16">177400</text:p>
          </table:table-cell>
          <table:table-cell table:style-name="Table1.B2" office:value-type="string">
            <text:p text:style-name="P4">16, R/W</text:p>
          </table:table-cell>
          <table:table-cell table:style-name="Table1.C2" office:value-type="string">
            <text:p text:style-name="P4">RK – контроллер жесткого диска для PDP11/70</text:p>
          </table:table-cell>
        </table:table-row>
        <table:table-row table:style-name="Table1.1">
          <table:table-cell table:style-name="Table1.A2" office:value-type="string">
            <text:p text:style-name="P16">177560</text:p>
          </table:table-cell>
          <table:table-cell table:style-name="Table1.B2" office:value-type="string">
            <text:p text:style-name="P4">16, R/W</text:p>
          </table:table-cell>
          <table:table-cell table:style-name="Table1.C2" office:value-type="string">
            <text:p text:style-name="P4">KL – последовательный порт UAR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ucida Sans Typewriter1" svg:font-family="'Lucida Sans Typewriter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hatch draw:name="Black_20_90_20_Degrees" draw:display-name="Black 90 Degrees" draw:style="single" draw:color="#000000" draw:distance="0.0169in" draw:rotation="900"/>
    <draw:hatch draw:name="Hatch_20_2" draw:display-name="Hatch 2" draw:style="single" draw:color="#000080" draw:distance="0.011in" draw:rotation="900"/>
    <draw:hatch draw:name="Hatch_20_3" draw:display-name="Hatch 3" draw:style="single" draw:color="#000080" draw:distance="0.0228in" draw:rotation="900"/>
    <draw:hatch draw:name="Hatch_20_4" draw:display-name="Hatch 4" draw:style="single" draw:color="#000000" draw:distance="0.0283in" draw:rotation="900"/>
    <draw:hatch draw:name="Hatch_20_5" draw:display-name="Hatch 5" draw:style="single" draw:color="#000000" draw:distance="0.0228in" draw:rotation="90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0398in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fo:margin="100%" fo:margin-left="1.5752in" fo:margin-right="0in" fo:margin-top="0in" fo:margin-bottom="0in" fo:text-indent="0in" style:auto-text-indent="false" style:page-number="auto" style:border-line-width-left="0.0008in 0.0346in 0.0008in" fo:padding="0.0984in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Код" style:family="paragraph" style:parent-style-name="Text_20_body" style:class="text">
      <style:text-properties style:font-name="Lucida Sans Typewriter" fo:font-size="9pt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="100%" fo:margin-left="0.5654in" fo:margin-right="0in" fo:margin-top="0in" fo:margin-bottom="0.0445in" fo:text-indent="-0.25in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space-before="0.0008in" text:min-label-width="0.1957in"/>
      </text:list-level-style-number>
      <text:list-level-style-number text:level="2" text:style-name="Numbering_20_Symbols" style:num-prefix=" " style:num-suffix=" " style:num-format="1" text:display-levels="2">
        <style:list-level-properties/>
      </text:list-level-style-number>
      <text:list-level-style-number text:level="3" text:style-name="Numbering_20_Symbols" style:num-prefix=" " style:num-suffix=" " style:num-format="1" text:display-levels="3">
        <style:list-level-properties/>
      </text:list-level-style-number>
      <text:list-level-style-number text:level="4" text:style-name="Numbering_20_Symbols" style:num-prefix=" " style:num-suffix=" " style:num-format="1" text:display-levels="4">
        <style:list-level-properties/>
      </text:list-level-style-number>
      <text:list-level-style-number text:level="5" text:style-name="Numbering_20_Symbols" style:num-prefix=" " style:num-suffix=" " style:num-format="1" text:display-levels="5">
        <style:list-level-properties/>
      </text:list-level-style-number>
      <text:list-level-style-number text:level="6" text:style-name="Numbering_20_Symbols" style:num-prefix=" " style:num-suffix=" " style:num-format="1" text:display-levels="6">
        <style:list-level-properties/>
      </text:list-level-style-number>
      <text:list-level-style-number text:level="7" text:style-name="Numbering_20_Symbols" style:num-prefix=" " style:num-suffix=" " style:num-format="1" text:display-levels="7">
        <style:list-level-properties/>
      </text:list-level-style-number>
      <text:list-level-style-number text:level="8" text:style-name="Numbering_20_Symbols" style:num-prefix=" " style:num-suffix=" " style:num-format="1" text:display-levels="8">
        <style:list-level-properties/>
      </text:list-level-style-number>
      <text:list-level-style-number text:level="9" text:style-name="Numbering_20_Symbols" style:num-prefix=" " style:num-suffix=" " style:num-format="1" text:display-levels="9">
        <style:list-level-properties/>
      </text:list-level-style-number>
      <text:list-level-style-number text:level="10" text:style-name="Numbering_20_Symbols" style:num-prefix=" " style:num-suffix=" " style:num-format="1" text:display-levels="10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05in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0.5902in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1815in" text:min-label-width="0.5902in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815in" text:min-label-width="0.5902in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3.5437in" text:min-label-width="0.5902in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4.7252in" text:min-label-width="0.5902in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5.9063in" text:min-label-width="0.5902in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7.0878in" text:min-label-width="0.5902in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8.2689in" text:min-label-width="0.5902in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9.45in" text:min-label-width="0.5902in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10.6315in" text:min-label-width="0.5902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Serge Vakulenko</meta:initial-creator>
    <meta:creation-date>2008-05-28T18:42:01</meta:creation-date>
    <dc:date>2013-04-12T21:42:05</dc:date>
    <meta:printed-by>Serge Vakulenko</meta:printed-by>
    <meta:print-date>2008-09-22T16:14:44</meta:print-date>
    <meta:editing-cycles>757</meta:editing-cycles>
    <meta:editing-duration>P6DT12H3M7S</meta:editing-duration>
    <dc:creator>Serge Vakulenko</dc:creator>
    <meta:document-statistic meta:table-count="6" meta:image-count="0" meta:object-count="0" meta:page-count="5" meta:paragraph-count="152" meta:word-count="707" meta:character-count="5016" meta:non-whitespace-character-count="4482"/>
    <meta:user-defined meta:name="Поле 1"/>
    <meta:user-defined meta:name="Поле 2"/>
    <meta:user-defined meta:name="Поле 3"/>
    <meta:user-defined meta:name="Поле 4"/>
  </office:meta>
</office:document-meta>
</file>